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718712064">
          <text:deletion>
            <office:change-info>
              <dc:creator>Bob Jacobsen</dc:creator>
              <dc:date>2010-10-08T18:03:00</dc:date>
            </office:change-info>
            <text:h text:style-name="P1" text:outline-level="1">Title</text:h>
          </text:deletion>
        </text:changed-region>
        <text:changed-region text:id="ct718712208">
          <text:insertion>
            <office:change-info>
              <dc:creator>Bob Jacobsen</dc:creator>
              <dc:date>2010-10-08T18:03:00</dc:date>
            </office:change-info>
          </text:insertion>
        </text:changed-region>
        <text:changed-region text:id="ct718712304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text:id="ct718712400">
          <text:deletion>
            <office:change-info>
              <dc:creator>Bob Jacobsen</dc:creator>
              <dc:date>2010-10-08T18:0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718711696">
          <text:deletion>
            <office:change-info>
              <dc:creator>Bob Jacobsen</dc:creator>
              <dc:date>2010-10-08T18:06:00</dc:date>
            </office:change-info>
            <text:p text:style-name="Standard"><text:s/></text:p>
          </text:deletion>
        </text:changed-region>
        <text:changed-region text:id="ct718715936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text:id="ct718703024">
          <text:deletion>
            <office:change-info>
              <dc:creator>Bob Jacobsen</dc:creator>
              <dc:date>2010-10-08T18:04:00</dc:date>
            </office:change-info>
            <text:h text:style-name="Heading_20_1" text:outline-level="1">Section Title</text:h>
          </text:deletion>
        </text:changed-region>
        <text:changed-region text:id="ct718716032">
          <text:deletion>
            <office:change-info>
              <dc:creator>Bob Jacobsen</dc:creator>
              <dc:date>2010-10-08T18:06:00</dc:date>
            </office:change-info>
            <text:p text:style-name="Standard"/>
            <text:h text:style-name="Heading_20_1" text:outline-level="1"/>
          </text:deletion>
        </text:changed-region>
        <text:changed-region text:id="ct718715808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718716224">
          <text:deletion>
            <office:change-info>
              <dc:creator>Bob Jacobsen</dc:creator>
              <dc:date>2010-10-08T18:04:00</dc:date>
            </office:change-info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text:id="ct718716128">
          <text:deletion>
            <office:change-info>
              <dc:creator>Bob Jacobsen</dc:creator>
              <dc:date>2010-10-08T18:05:00</dc:date>
            </office:change-info>
            <text:p text:style-name="Standard"/>
            <text:h text:style-name="Heading_20_1" text:outline-level="1" text:is-list-header="true">Section Title</text:h>
            <text:p text:style-name="Standard">Praesent gravida pulvinar vehicula. Vivamus eu nisl eget sem rutrum suscipit id a magna. Integer id ante odio. </text:p>
            <text:list xml:id="list147586655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718712064"/><text:change-start text:change-id="ct718712208"/>Introduction</text:h>
      <text:p text:style-name="Standard"><text:change-end text:change-id="ct718712208"/><text:change-start text:change-id="ct718712304"/>This explanatory note contains informative discussion and background for the corresponding “OpenLCB CAN Event Transport Specification”. This explanation is not normative in any way.<text:change-end text:change-id="ct718712304"/><text:change text:change-id="ct718712400"/><text:change text:change-id="ct718711696"/></text:p>
      <text:h text:style-name="Heading_20_1" text:outline-level="1"><text:change-start text:change-id="ct718715936"/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> </text:p>
      <text:p text:style-name="Standard"/>
      <text:p text:style-name="Standard">Below this is just a collection of pieces from other docs right now.</text:p>
      <text:p text:style-name="Standard"> </text:p>
      <text:p text:style-name="Standard"> </text:p>
      <text:p text:style-name="Standard">For monitoring purposes, it was proposed that a PCER message carry a sequence number which increments each time the associated P/C Event ID is sent. It is not at all clear how to do this across nodes, or even across Producers within a single node, as there may be more than one thing that can cause the same P/C Event ID to be sent by a single board;. We decided this would cause more problems than it solved, and omitted it.</text:p>
      <text:p text:style-name="Standard">There's not room in a CAN frame for both a destination NID and a EID. The protocol has therefore been constructed so that any message carrying an EID (and that isn't a datagram) is globally addressed.<text:change-end text:change-id="ct718715936"/><text:change text:change-id="ct718703024"/><text:change text:change-id="ct718716032"/><text:change-start text:change-id="ct718715808"/></text:p>
      <text:p text:style-name="Standard"/>
      <text:p text:style-name="Standard"><text:change-end text:change-id="ct718715808"/><text:change text:change-id="ct718716224"/><text:change text:change-id="ct71871612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<text:soft-page-break/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2_20_1" style:display-name="RTF_Num 2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71852040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71852065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718520400"/><text:change-start text:change-id="ct718520656"/>OpenLCB-CAN Praesent Gravida Standard or Technical Note<text:change-end text:change-id="ct718520656"/></text:p>
      </style:header>
      <style:footer>
        <text:tracked-changes>
          <text:changed-region text:id="ct718521232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71853091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718531008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718521232"/><text:change-start text:change-id="ct718530912"/><text:span text:style-name="MT2">Copyright 2010, by J. Day, D. Harris, B. Jacobsen, and A. Shepherd</text:span><text:change-end text:change-id="ct718530912"/><text:change text:change-id="ct718531008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35:36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718595584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71859361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18593744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text:id="ct718594320">
            <text:deletion>
              <office:change-info>
                <dc:creator>Bob Jacobsen</dc:creator>
                <dc:date>2010-10-08T18:03:00</dc:date>
              </office:change-info>
              <text:p text:style-name="MP9">(title)</text:p>
            </text:deletion>
          </text:changed-region>
          <text:changed-region text:id="ct718594464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text:id="ct718594944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71859528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18633728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718633824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718595584"/><text:change-start text:change-id="ct718593616"/>OpenLCB <text:change-end text:change-id="ct718593616"/><text:change-start text:change-id="ct718593744"/>Technical Note<text:change-end text:change-id="ct71859374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718594320"/><text:change-start text:change-id="ct718594464"/>OpenLCB-CAN Event Transport<text:change-end text:change-id="ct71859446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718594944"/><text:change-start text:change-id="ct718595280"/><text:date style:data-style-name="N37" text:date-value="2010-10-08T17:19:56" text:fixed="true">10/08/10</text:date><text:change-end text:change-id="ct718595280"/></text:p>
            </table:table-cell>
            <table:table-cell table:style-name="Table1.C1" office:value-type="string">
              <text:p text:style-name="MP9"><text:change text:change-id="ct718633728"/><text:change-start text:change-id="ct718633824"/>Preliminary<text:change-end text:change-id="ct718633824"/></text:p>
            </table:table-cell>
          </table:table-row>
        </table:table>
        <text:p text:style-name="Header"/>
      </style:header>
      <style:footer>
        <text:tracked-changes>
          <text:changed-region text:id="ct718634512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71863504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718535312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718634512"/><text:change-start text:change-id="ct718635040"/><text:span text:style-name="MT4">10</text:span><text:change-end text:change-id="ct718635040"/><text:span text:style-name="MT4">, by J. Day, D. Harris, B. Jacobsen, </text:span><text:change text:change-id="ct718535312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35:36.99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Event Transport Technical Note</dc:title>
    <meta:initial-creator>Alex Shepherd</meta:initial-creator>
    <meta:creation-date>2009-01-22T07:11:27</meta:creation-date>
    <meta:editing-cycles>53</meta:editing-cycles>
    <meta:editing-duration>PT11H56M18S</meta:editing-duration>
    <meta:generator>OpenOffice.org/3.2$Unix OpenOffice.org_project/320m18$Build-9502</meta:generator>
    <dc:date>2010-10-10T17:35:37</dc:date>
    <dc:creator>Bob Jacobsen</dc:creator>
    <meta:keyword>OpenLCB-CAN Event Transport</meta:keyword>
    <meta:document-statistic meta:table-count="1" meta:image-count="1" meta:object-count="0" meta:page-count="2" meta:paragraph-count="41" meta:word-count="372" meta:character-count="2303"/>
    <meta:user-defined meta:name="Info 1"/>
    <meta:user-defined meta:name="Info 2"/>
    <meta:user-defined meta:name="Info 3"/>
    <meta:user-defined meta:name="Info 4"/>
  </office:meta>
</office:document-meta>
</file>